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, monospace"/>
    <style:font-face style:name="Helvetica Neue" svg:font-family="'Helvetica Neue', Helvetica, Arial, sans-serif"/>
    <style:font-face style:name="Lato" svg:font-family="Lato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inherit" svg:font-family="inherit"/>
  </office:font-face-decls>
  <office:automatic-styles>
    <style:style style:name="P1" style:family="paragraph" style:parent-style-name="Standard">
      <style:paragraph-properties fo:margin-top="0in" fo:margin-bottom="0.1598in" style:contextual-spacing="false"/>
      <style:text-properties style:font-name="Lat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1</text:p>
      <text:p text:style-name="P1">Two types of clocks on Linux based systems are __________ and __________ clocks.</text:p>
      <text:p text:style-name="P1">(choose two)</text:p>
      <text:p text:style-name="P1">System</text:p>
      <text:p text:style-name="P1">Firmware</text:p>
      <text:p text:style-name="P1">Hardware</text:p>
      <text:p text:style-name="P1">Software</text:p>
      <text:p text:style-name="P1">Question 2</text:p>
      <text:p text:style-name="P1">The ___________ command is used to update the RTC clock.</text:p>
      <text:p text:style-name="P1">net-time</text:p>
      <text:p text:style-name="P1">hwclock</text:p>
      <text:p text:style-name="P1">clock</text:p>
      <text:p text:style-name="P1">time</text:p>
      <text:p text:style-name="P1">Question 3</text:p>
      <text:p text:style-name="P1">A software application that is dependent on both hardware and system clocks is failing. A possible reason could be:</text:p>
      <text:p text:style-name="P1">There are multiple rtc files under /dev</text:p>
      <text:p text:style-name="P1">Software license has expired</text:p>
      <text:p text:style-name="P1">Time zone has changed</text:p>
      <text:p text:style-name="P1">System clock and hardware clocks are out of sync</text:p>
      <text:p text:style-name="P1">Question 4</text:p>
      <text:p text:style-name="P1">The precision provided by NTP is on the order of:</text:p>
      <text:p text:style-name="P1">1 hour</text:p>
      <text:p text:style-name="P1">Tens of millionths of a second</text:p>
      <text:p text:style-name="P1">1 second</text:p>
      <text:p text:style-name="P1">1 millisecond</text:p>
      <text:p text:style-name="P1">Question 5</text:p>
      <text:p text:style-name="P1">The /etc/ntp.conf file shows that NTP servers are being queried using iburst mode. This enables:</text:p>
      <text:p text:style-name="P1">Speeding up of initial synchronization</text:p>
      <text:p text:style-name="P1">Checking the closest server first</text:p>
      <text:p text:style-name="P1"><text:soft-page-break/>Sending a burst of three requests instead of one if the server is unreachable</text:p>
      <text:p text:style-name="P1">Finding time even if the server is unreachable</text:p>
      <text:p text:style-name="P1">Question 6</text:p>
      <text:p text:style-name="P1">Which of the following options, when used with the ntpd command, will perform a one time synchronization:</text:p>
      <text:p text:style-name="P1">-g</text:p>
      <text:p text:style-name="P1">-c</text:p>
      <text:p text:style-name="P1">-N</text:p>
      <text:p text:style-name="P1">-q</text:p>
      <text:p text:style-name="P1">Question 7</text:p>
      <text:p text:style-name="P1">Two NTP servers are used by ntpd; one runs Stratum-2 clock while the other uses Stratum-4. Which one is considered to be more accurate?</text:p>
      <text:p text:style-name="P1">Stratum-4</text:p>
      <text:p text:style-name="P1">It is impossible to tell by the Stratum number</text:p>
      <text:p text:style-name="P1">Both are equally accurate</text:p>
      <text:p text:style-name="P1">Stratum-2</text:p>
      <text:p text:style-name="P1">Question 8</text:p>
      <text:p text:style-name="P1">The ____________ utility can be used for debugging and provides the trace of the chain of NTP servers to the source.</text:p>
      <text:p text:style-name="P1">debug</text:p>
      <text:p text:style-name="P1">ntdebug</text:p>
      <text:p text:style-name="P1">ntptrace</text:p>
      <text:p text:style-name="P1">trace</text:p>
      <text:p text:style-name="P1">Question 9</text:p>
      <text:p text:style-name="P1">All chronyc commands can be used by regular users.</text:p>
      <text:p text:style-name="P1">True or False?</text:p>
      <text:p text:style-name="P1">True</text:p>
      <text:p text:style-name="P1">False</text:p>
      <text:p text:style-name="P1">Question 10</text:p>
      <text:p text:style-name="P1">The /etc/chrony.conf file can specify which NTP pool to use.</text:p>
      <text:p text:style-name="P1">True or False?</text:p>
      <text:p text:style-name="P1"><text:soft-page-break/>True</text:p>
      <text:p text:style-name="P1">Fals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, monospace"/>
    <style:font-face style:name="Helvetica Neue" svg:font-family="'Helvetica Neue', Helvetica, Arial, sans-serif"/>
    <style:font-face style:name="Lato" svg:font-family="Lato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7T17:31:39.448432832</meta:creation-date>
    <dc:date>2022-05-11T15:55:37.912873304</dc:date>
    <meta:editing-duration>PT43M49S</meta:editing-duration>
    <meta:editing-cycles>15</meta:editing-cycles>
    <meta:generator>LibreOffice/7.3.2.2$Linux_X86_64 LibreOffice_project/30$Build-2</meta:generator>
    <meta:document-statistic meta:table-count="0" meta:image-count="0" meta:object-count="0" meta:page-count="3" meta:paragraph-count="59" meta:word-count="279" meta:character-count="1584" meta:non-whitespace-character-count="1364"/>
  </office:meta>
</office:document-meta>
</file>